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8.389cm" table:align="left"/>
    </style:style>
    <style:style style:name="Tableau1.A" style:family="table-column">
      <style:table-column-properties style:column-width="8.493cm"/>
    </style:style>
    <style:style style:name="Tableau1.B" style:family="table-column">
      <style:table-column-properties style:column-width="4.754cm"/>
    </style:style>
    <style:style style:name="Tableau1.C" style:family="table-column">
      <style:table-column-properties style:column-width="5.142cm"/>
    </style:style>
    <style:style style:name="Tableau1.A1" style:family="table-cell">
      <style:table-cell-properties fo:padding="0.097cm" fo:border-left="0.25pt solid #000000" fo:border-right="none" fo:border-top="0.25pt solid #000000" fo:border-bottom="0.25pt solid #000000" style:writing-mode="lr-tb"/>
    </style:style>
    <style:style style:name="Tableau1.C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C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8.389cm" fo:margin-left="0cm" table:align="left"/>
    </style:style>
    <style:style style:name="Tableau2.A" style:family="table-column">
      <style:table-column-properties style:column-width="2.496cm"/>
    </style:style>
    <style:style style:name="Tableau2.B" style:family="table-column">
      <style:table-column-properties style:column-width="7.001cm"/>
    </style:style>
    <style:style style:name="Tableau2.C" style:family="table-column">
      <style:table-column-properties style:column-width="8.892cm"/>
    </style:style>
    <style:style style:name="Tableau2.A1" style:family="table-cell">
      <style:table-cell-properties fo:padding="0.097cm" fo:border-left="0.25pt solid #000000" fo:border-right="none" fo:border-top="0.25pt solid #000000" fo:border-bottom="0.25pt solid #000000" style:writing-mode="lr-tb"/>
    </style:style>
    <style:style style:name="Tableau2.C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8.401cm" fo:margin-left="0cm" table:align="left"/>
    </style:style>
    <style:style style:name="Tableau3.A" style:family="table-column">
      <style:table-column-properties style:column-width="9.2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B2"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9.001cm" fo:margin-left="0cm" table:align="left"/>
    </style:style>
    <style:style style:name="Tableau5.A" style:family="table-column">
      <style:table-column-properties style:column-width="8.301cm"/>
    </style:style>
    <style:style style:name="Tableau5.B" style:family="table-column">
      <style:table-column-properties style:column-width="10.7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9.001cm" fo:margin-left="0cm" table:align="left"/>
    </style:style>
    <style:style style:name="Tableau6.A" style:family="table-column">
      <style:table-column-properties style:column-width="9.5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4" style:family="table">
      <style:table-properties style:width="18.401cm" fo:margin-left="0cm" table:align="left"/>
    </style:style>
    <style:style style:name="Tableau4.A" style:family="table-column">
      <style:table-column-properties style:column-width="3.907cm"/>
    </style:style>
    <style:style style:name="Tableau4.B" style:family="table-column">
      <style:table-column-properties style:column-width="14.494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9.446cm" style:type="center"/>
          <style:tab-stop style:position="18.944cm" style:type="right"/>
        </style:tab-stops>
      </style:paragraph-properties>
      <style:text-properties officeooo:paragraph-rsid="0004cf25"/>
    </style:style>
    <style:style style:name="P2" style:family="paragraph" style:parent-style-name="Footer">
      <style:paragraph-properties>
        <style:tab-stops>
          <style:tab-stop style:position="8.001cm" style:type="center"/>
          <style:tab-stop style:position="18.999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Footer">
      <style:paragraph-properties fo:margin-top="0cm" fo:margin-bottom="0cm" style:contextual-spacing="false">
        <style:tab-stops>
          <style:tab-stop style:position="9.252cm" style:type="center"/>
          <style:tab-stop style:position="19.024cm" style:type="right"/>
        </style:tab-stops>
      </style:paragraph-properties>
    </style:style>
    <style:style style:name="P4" style:family="paragraph" style:parent-style-name="Text_20_body">
      <style:paragraph-properties fo:margin-top="0cm" fo:margin-bottom="0cm" style:contextual-spacing="false" fo:line-height="100%"/>
    </style:style>
    <style:style style:name="P5" style:family="paragraph" style:parent-style-name="Text_20_body">
      <style:paragraph-properties fo:margin-top="0cm" fo:margin-bottom="0cm" style:contextual-spacing="false" fo:line-height="100%"/>
      <style:text-properties fo:font-size="6pt" style:font-size-asian="6pt"/>
    </style:style>
    <style:style style:name="P6" style:family="paragraph" style:parent-style-name="Text_20_body">
      <style:paragraph-properties fo:margin-top="0cm" fo:margin-bottom="0cm" style:contextual-spacing="false" fo:line-height="100%"/>
      <style:text-properties style:font-name="Arial"/>
    </style:style>
    <style:style style:name="P7" style:family="paragraph" style:parent-style-name="Text_20_body">
      <style:paragraph-properties fo:margin-top="0cm" fo:margin-bottom="0cm" style:contextual-spacing="false" fo:line-height="100%" fo:padding="0.035cm" fo:border="0.26pt solid #000000" style:shadow="none"/>
      <style:text-properties style:font-name="Courier New" fo:font-size="10pt" fo:font-weight="bold" style:font-size-asian="10pt" style:font-weight-asian="bold" style:font-name-complex="Courier New" style:font-size-complex="10pt" style:font-weight-complex="bold"/>
    </style:style>
    <style:style style:name="P8" style:family="paragraph" style:parent-style-name="Text_20_body">
      <style:paragraph-properties fo:margin-top="0cm" fo:margin-bottom="0cm" style:contextual-spacing="false" fo:line-height="100%" fo:padding="0.035cm" fo:border="0.26pt solid #000000" style:shadow="none"/>
      <style:text-properties style:font-name="Arial" fo:font-size="10pt" fo:font-weight="bold" style:font-size-asian="10pt" style:font-weight-asian="bold" style:font-name-complex="Courier New" style:font-size-complex="10pt" style:font-weight-complex="bold"/>
    </style:style>
    <style:style style:name="P9" style:family="paragraph" style:parent-style-name="Text_20_body">
      <style:paragraph-properties fo:margin-top="0cm" fo:margin-bottom="0cm" style:contextual-spacing="false" fo:line-height="100%" fo:padding="0.035cm" fo:border="0.26pt solid #000000" style:shadow="none"/>
      <style:text-properties style:font-name="Arial" fo:font-size="10pt" style:font-size-asian="10pt" style:font-name-complex="Courier New" style:font-size-complex="10pt"/>
    </style:style>
    <style:style style:name="P10" style:family="paragraph" style:parent-style-name="Standard">
      <style:text-properties fo:font-weight="bold" officeooo:paragraph-rsid="0004cf25" style:font-weight-asian="bold" style:font-weight-complex="bold"/>
    </style:style>
    <style:style style:name="P11" style:family="paragraph" style:parent-style-name="Text_20_body">
      <style:text-properties fo:font-size="3pt" style:font-size-asian="3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04cf25" style:font-weight-asian="bold" style:font-weight-complex="bold"/>
    </style:style>
    <style:style style:name="P14" style:family="paragraph" style:parent-style-name="Text_20_body">
      <style:text-properties fo:font-weight="bold" style:font-weight-asian="bold" style:font-size-complex="10.5pt"/>
    </style:style>
    <style:style style:name="P15" style:family="paragraph" style:parent-style-name="Text_20_body">
      <style:text-properties fo:color="#000000" loext:opacity="100%" fo:font-size="1pt" fo:font-weight="bold" style:font-size-asian="1pt" style:font-weight-asian="bold" style:font-weight-complex="bold"/>
    </style:style>
    <style:style style:name="P16" style:family="paragraph" style:parent-style-name="Text_20_body">
      <style:text-properties fo:font-size="12pt" style:font-size-asian="12pt"/>
    </style:style>
    <style:style style:name="P17" style:family="paragraph" style:parent-style-name="Text_20_body">
      <style:text-properties fo:font-size="12pt" fo:font-weight="bold" style:font-size-asian="12pt" style:font-weight-asian="bold" style:font-weight-complex="bold"/>
    </style:style>
    <style:style style:name="P18" style:family="paragraph" style:parent-style-name="Text_20_body">
      <style:text-properties style:font-name="Arial"/>
    </style:style>
    <style:style style:name="P19" style:family="paragraph" style:parent-style-name="Text_20_body">
      <style:text-properties style:font-name="Arial" fo:font-size="12pt" fo:font-weight="bold" style:font-size-asian="12pt" style:font-weight-asian="bold" style:font-name-complex="Arial"/>
    </style:style>
    <style:style style:name="P20" style:family="paragraph" style:parent-style-name="Text_20_body">
      <style:text-properties style:font-name="Arial" fo:font-size="5pt" style:font-size-asian="5pt"/>
    </style:style>
    <style:style style:name="P21" style:family="paragraph" style:parent-style-name="Text_20_body">
      <style:text-properties style:font-name="Arial" fo:font-size="1pt" style:font-size-asian="1pt" style:font-size-complex="8pt"/>
    </style:style>
    <style:style style:name="P22" style:family="paragraph" style:parent-style-name="Text_20_body">
      <style:text-properties style:font-name="Arial" fo:font-size="3pt" style:font-size-asian="3pt"/>
    </style:style>
    <style:style style:name="P23" style:family="paragraph" style:parent-style-name="Text_20_body">
      <style:text-properties style:font-name="Arial" fo:font-weight="bold" style:font-weight-asian="bold" style:font-weight-complex="bold"/>
    </style:style>
    <style:style style:name="P24" style:family="paragraph" style:parent-style-name="Text_20_body">
      <style:text-properties style:font-name="Arial" officeooo:paragraph-rsid="0004cf25"/>
    </style:style>
    <style:style style:name="P25" style:family="paragraph" style:parent-style-name="Text_20_body">
      <style:text-properties style:font-name="Arial" fo:font-size="10.5pt" style:font-size-asian="10.5pt" style:font-size-complex="10.5pt"/>
    </style:style>
    <style:style style:name="P26" style:family="paragraph" style:parent-style-name="Text_20_body">
      <style:text-properties style:font-name="Arial" fo:font-size="10.5pt" officeooo:paragraph-rsid="00091f28" style:font-size-asian="10.5pt" style:font-size-complex="10.5pt"/>
    </style:style>
    <style:style style:name="P27" style:family="paragraph" style:parent-style-name="Text_20_body">
      <style:text-properties style:font-name="Arial" officeooo:paragraph-rsid="00091f28"/>
    </style:style>
    <style:style style:name="P28" style:family="paragraph" style:parent-style-name="Text_20_body">
      <style:text-properties style:font-name="Courier New" fo:font-size="10pt" officeooo:paragraph-rsid="0004cf25" style:font-size-asian="10pt" style:font-size-complex="10pt"/>
    </style:style>
    <style:style style:name="P29" style:family="paragraph" style:parent-style-name="Text_20_body">
      <style:paragraph-properties fo:text-align="start" style:justify-single-word="false"/>
      <style:text-properties officeooo:paragraph-rsid="0004cf25"/>
    </style:style>
    <style:style style:name="P30" style:family="paragraph" style:parent-style-name="Text_20_body">
      <style:text-properties officeooo:paragraph-rsid="0004cf25"/>
    </style:style>
    <style:style style:name="P31" style:family="paragraph" style:parent-style-name="Text_20_body">
      <style:text-properties officeooo:paragraph-rsid="00074188"/>
    </style:style>
    <style:style style:name="P32" style:family="paragraph" style:parent-style-name="Text_20_body">
      <style:paragraph-properties fo:padding="0.035cm" fo:border="0.26pt solid #000000" style:shadow="none"/>
      <style:text-properties style:font-name="Courier New" fo:font-size="10pt" fo:font-weight="bold" style:font-size-asian="10pt" style:font-weight-asian="bold" style:font-name-complex="Courier New" style:font-size-complex="10pt" style:font-weight-complex="bold"/>
    </style:style>
    <style:style style:name="P33" style:family="paragraph" style:parent-style-name="Text_20_body">
      <style:paragraph-properties fo:padding="0.035cm" fo:border="0.26pt solid #000000" style:shadow="none"/>
      <style:text-properties style:font-name="Courier New" fo:font-size="10pt" style:font-size-asian="10pt" style:font-name-complex="Courier New" style:font-size-complex="10pt"/>
    </style:style>
    <style:style style:name="P34" style:family="paragraph" style:parent-style-name="Preformatted_20_Text">
      <style:paragraph-properties fo:padding="0.035cm" fo:border="0.26pt solid #000000" style:shadow="none"/>
    </style:style>
    <style:style style:name="P35" style:family="paragraph" style:parent-style-name="Preformatted_20_Text">
      <style:paragraph-properties fo:padding="0.035cm" fo:border="0.26pt solid #000000" style:shadow="none"/>
      <style:text-properties fo:color="#000000" loext:opacity="100%"/>
    </style:style>
    <style:style style:name="P36" style:family="paragraph" style:parent-style-name="Preformatted_20_Text">
      <style:paragraph-properties fo:text-align="start" style:justify-single-word="false" fo:padding="0.035cm" fo:border="0.26pt solid #000000" style:shadow="none"/>
      <style:text-properties fo:color="#000000" loext:opacity="100%"/>
    </style:style>
    <style:style style:name="P37" style:family="paragraph" style:parent-style-name="Preformatted_20_Text">
      <style:paragraph-properties fo:text-align="start" style:justify-single-word="false" fo:padding="0.035cm" fo:border="0.26pt solid #000000" style:shadow="none"/>
      <style:text-properties fo:color="#000000" loext:opacity="100%" fo:font-weight="bold" style:font-weight-asian="bold" style:font-weight-complex="bold"/>
    </style:style>
    <style:style style:name="P38" style:family="paragraph" style:parent-style-name="Preformatted_20_Text">
      <style:paragraph-properties fo:text-align="start" style:justify-single-word="false" fo:padding="0.035cm" fo:border="0.26pt solid #000000" style:shadow="none"/>
    </style:style>
    <style:style style:name="P39" style:family="paragraph" style:parent-style-name="Preformatted_20_Text">
      <style:paragraph-properties fo:padding="0.035cm" fo:border="0.26pt solid #000000" style:shadow="none"/>
      <style:text-properties fo:color="#b729d9" loext:opacity="100%" fo:font-style="italic" style:font-style-asian="italic"/>
    </style:style>
    <style:style style:name="P40" style:family="paragraph" style:parent-style-name="Preformatted_20_Text">
      <style:text-properties fo:color="#b729d9" loext:opacity="100%" fo:font-size="10.5pt" fo:font-style="italic" style:font-size-asian="10.5pt" style:font-style-asian="italic"/>
    </style:style>
    <style:style style:name="P41" style:family="paragraph" style:parent-style-name="Preformatted_20_Text">
      <style:text-properties fo:color="#000000" loext:opacity="100%" fo:font-size="10.5pt" fo:font-weight="bold" style:font-size-asian="10.5pt" style:font-weight-asian="bold" style:font-weight-complex="bold"/>
    </style:style>
    <style:style style:name="P42" style:family="paragraph" style:parent-style-name="Table_20_Contents">
      <style:text-properties style:font-name="Arial"/>
    </style:style>
    <style:style style:name="P43" style:family="paragraph" style:parent-style-name="Table_20_Contents">
      <style:text-properties style:font-name="Arial" fo:font-weight="bold" style:font-weight-asian="bold" style:font-weight-complex="bold"/>
    </style:style>
    <style:style style:name="P44" style:family="paragraph" style:parent-style-name="Table_20_Contents">
      <style:text-properties style:font-name="Arial" fo:font-size="10pt" style:font-size-asian="10pt" style:font-size-complex="10pt"/>
    </style:style>
    <style:style style:name="P45" style:family="paragraph" style:parent-style-name="Table_20_Contents">
      <style:text-properties style:font-name="Arial" fo:font-size="10.5pt" fo:font-weight="bold" style:font-size-asian="10.5pt" style:font-weight-asian="bold" style:font-size-complex="10.5pt" style:font-weight-complex="bold"/>
    </style:style>
    <style:style style:name="P46" style:family="paragraph" style:parent-style-name="Table_20_Contents">
      <style:paragraph-properties fo:text-align="center" style:justify-single-word="false"/>
      <style:text-properties style:font-name="Arial" fo:font-size="10.5pt" fo:font-weight="bold" style:font-size-asian="10.5pt" style:font-weight-asian="bold" style:font-size-complex="10.5pt" style:font-weight-complex="bold"/>
    </style:style>
    <style:style style:name="P47" style:family="paragraph" style:parent-style-name="Table_20_Contents">
      <style:text-properties style:font-name="Arial" fo:font-size="10.5pt" style:font-size-asian="10.5pt" style:font-size-complex="10.5pt"/>
    </style:style>
    <style:style style:name="P48" style:family="paragraph" style:parent-style-name="Table_20_Contents">
      <style:paragraph-properties fo:text-align="start" style:justify-single-word="false"/>
      <style:text-properties style:font-name="Arial" fo:font-size="10.5pt" style:font-size-asian="10.5pt" style:font-size-complex="10.5pt"/>
    </style:style>
    <style:style style:name="P49" style:family="paragraph" style:parent-style-name="Heading_20_1">
      <style:text-properties style:font-name="Arial"/>
    </style:style>
    <style:style style:name="P50" style:family="paragraph" style:parent-style-name="Heading_20_1">
      <style:text-properties style:font-name="Arial" style:font-size-complex="14pt"/>
    </style:style>
    <style:style style:name="P51" style:family="paragraph" style:parent-style-name="Heading_20_1" style:master-page-name="MP0">
      <style:paragraph-properties fo:text-align="center" style:justify-single-word="false" style:page-number="auto" fo:break-before="page"/>
      <style:text-properties fo:font-size="16pt" style:font-size-asian="16pt" style:font-size-complex="14pt"/>
    </style:style>
    <style:style style:name="P52" style:family="paragraph" style:parent-style-name="Heading_20_2">
      <style:paragraph-properties fo:text-align="start" style:justify-single-word="false"/>
      <style:text-properties style:font-name="Arial" fo:font-size="12pt" style:font-size-asian="12pt" style:font-size-complex="12pt"/>
    </style:style>
    <style:style style:name="P53" style:family="paragraph" style:parent-style-name="Preformatted_20_Text">
      <style:paragraph-properties fo:padding="0.035cm" fo:border="0.26pt solid #000000" style:shadow="none"/>
    </style:style>
    <style:style style:name="P54" style:family="paragraph" style:parent-style-name="Preformatted_20_Text">
      <style:paragraph-properties fo:text-align="start" style:justify-single-word="false" fo:padding="0.035cm" fo:border="0.26pt solid #000000" style:shadow="none"/>
    </style:style>
    <style:style style:name="P55" style:family="paragraph" style:parent-style-name="Preformatted_20_Text">
      <style:paragraph-properties fo:text-align="start" style:justify-single-word="false" fo:padding="0.035cm" fo:border="0.26pt solid #000000" style:shadow="none"/>
      <style:text-properties fo:color="#000000" loext:opacity="100%" officeooo:rsid="0012d3d5" officeooo:paragraph-rsid="0012d3d5"/>
    </style:style>
    <style:style style:name="P56" style:family="paragraph" style:parent-style-name="Preformatted_20_Text">
      <style:paragraph-properties fo:text-align="start" style:justify-single-word="false" fo:padding="0.035cm" fo:border="0.26pt solid #000000" style:shadow="none"/>
      <style:text-properties fo:color="#000000" loext:opacity="100%"/>
    </style:style>
    <style:style style:name="P57" style:family="paragraph" style:parent-style-name="Preformatted_20_Text">
      <style:paragraph-properties fo:text-align="start" style:justify-single-word="false" fo:padding="0.035cm" fo:border="0.26pt solid #000000" style:shadow="none"/>
      <style:text-properties fo:color="#000000" loext:opacity="100%" fo:font-weight="bold" style:font-weight-asian="bold" style:font-weight-complex="bold"/>
    </style:style>
    <style:style style:name="P58" style:family="paragraph" style:parent-style-name="Preformatted_20_Text">
      <style:paragraph-properties fo:text-align="start" style:justify-single-word="false" fo:padding="0.035cm" fo:border="0.26pt solid #000000" style:shadow="none"/>
      <style:text-properties fo:color="#000000" loext:opacity="100%" fo:font-weight="bold" officeooo:rsid="0012d3d5" officeooo:paragraph-rsid="0012d3d5" style:font-weight-asian="bold" style:font-weight-complex="bold"/>
    </style:style>
    <style:style style:name="P59" style:family="paragraph" style:parent-style-name="Preformatted_20_Text">
      <style:paragraph-properties fo:text-align="start" style:justify-single-word="false" fo:padding="0.035cm" fo:border="0.26pt solid #000000" style:shadow="none"/>
      <style:text-properties fo:color="#000000" loext:opacity="100%" fo:font-weight="bold" officeooo:rsid="0012d3d5" officeooo:paragraph-rsid="0013b851" style:font-weight-asian="bold" style:font-weight-complex="bold"/>
    </style:style>
    <style:style style:name="P60" style:family="paragraph" style:parent-style-name="Table_20_Contents">
      <style:text-properties style:font-name="Arial"/>
    </style:style>
    <style:style style:name="P61" style:family="paragraph" style:parent-style-name="Table_20_Contents">
      <style:paragraph-properties fo:text-align="start" style:justify-single-word="false"/>
      <style:text-properties style:font-name="Arial" fo:font-size="10pt" style:font-size-asian="10pt" style:font-size-complex="10pt"/>
    </style:style>
    <style:style style:name="P62" style:family="paragraph" style:parent-style-name="Table_20_Contents">
      <style:text-properties style:font-name="Arial" fo:font-size="10.5pt" officeooo:rsid="000f3267" officeooo:paragraph-rsid="000f3267" style:font-size-asian="10.5pt" style:font-size-complex="10.5pt"/>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4">
      <style:text-properties style:font-name="Arial"/>
    </style:style>
    <style:style style:name="P66" style:family="paragraph" style:parent-style-name="Text_20_body">
      <style:text-properties style:font-name="Arial" style:text-underline-style="none" fo:font-weight="bold" style:text-underline-mode="continuous" style:text-overline-mode="continuous" style:text-line-through-mode="continuous" style:font-weight-asian="bold" style:font-weight-complex="bold"/>
    </style:style>
    <style:style style:name="P67" style:family="paragraph" style:parent-style-name="Text_20_body">
      <style:text-properties style:font-name="Arial" officeooo:paragraph-rsid="0004cf25"/>
    </style:style>
    <style:style style:name="P68" style:family="paragraph" style:parent-style-name="Text_20_body">
      <style:text-properties style:font-name="Arial" fo:font-weight="bold" officeooo:paragraph-rsid="00154cf5" style:font-weight-asian="bold" style:font-weight-complex="bold"/>
    </style:style>
    <style:style style:name="P69" style:family="paragraph" style:parent-style-name="Text_20_body" style:list-style-name="L5">
      <style:text-properties officeooo:paragraph-rsid="00091f28"/>
    </style:style>
    <style:style style:name="P70" style:family="paragraph" style:parent-style-name="Text_20_body">
      <style:text-properties style:text-underline-style="none" fo:font-weight="bold" style:text-underline-mode="continuous" style:text-overline-mode="continuous" style:text-line-through-mode="continuous" style:font-weight-asian="bold" style:font-weight-complex="bold"/>
    </style:style>
    <style:style style:name="P71" style:family="paragraph" style:parent-style-name="Text_20_body">
      <style:text-properties officeooo:paragraph-rsid="00154cf5"/>
    </style:style>
    <style:style style:name="P72" style:family="paragraph" style:parent-style-name="Text_20_body">
      <style:text-properties fo:font-weight="normal" officeooo:paragraph-rsid="00154cf5" style:font-weight-asian="normal" style:font-weight-complex="normal"/>
    </style:style>
    <style:style style:name="P73" style:family="paragraph" style:parent-style-name="Text_20_body">
      <style:text-properties fo:font-weight="normal" officeooo:rsid="00154cf5" officeooo:paragraph-rsid="00154cf5" style:font-weight-asian="normal" style:font-weight-complex="normal"/>
    </style:style>
    <style:style style:name="P74" style:family="paragraph" style:parent-style-name="Text_20_body">
      <style:paragraph-properties fo:margin-top="0cm" fo:margin-bottom="0cm" style:contextual-spacing="false" fo:line-height="100%"/>
    </style:style>
    <style:style style:name="P75" style:family="paragraph" style:parent-style-name="Text_20_body" style:list-style-name="L2">
      <style:paragraph-properties fo:margin-top="0cm" fo:margin-bottom="0cm" style:contextual-spacing="false" fo:line-height="100%"/>
    </style:style>
    <style:style style:name="P76" style:family="paragraph" style:parent-style-name="Text_20_body" style:list-style-name="L3">
      <style:paragraph-properties fo:margin-top="0cm" fo:margin-bottom="0cm" style:contextual-spacing="false" fo:line-height="100%"/>
      <style:text-properties style:font-name="Arial"/>
    </style:style>
    <style:style style:name="T1" style:family="text">
      <style:text-properties style:font-name="Times New Roman" fo:font-size="11pt" style:text-underline-style="solid" style:text-underline-width="auto" style:text-underline-color="font-color" officeooo:rsid="000e7ead"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T2"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3" style:family="text">
      <style:text-properties fo:font-size="11pt" style:text-underline-style="solid" style:text-underline-width="auto" style:text-underline-color="font-color" officeooo:rsid="000e7ead" style:text-underline-mode="continuous" style:text-overline-mode="continuous" style:text-line-through-mode="continuous" style:font-size-asian="11pt" style:font-size-complex="11pt"/>
    </style:style>
    <style:style style:name="T4" style:family="text">
      <style:text-properties style:font-name="Arial"/>
    </style:style>
    <style:style style:name="T5" style:family="text">
      <style:text-properties style:font-name="Arial" fo:font-size="10.5pt" style:font-size-asian="10.5pt" style:font-size-complex="10.5pt"/>
    </style:style>
    <style:style style:name="T6" style:family="text">
      <style:text-properties style:font-name="Arial" fo:font-size="10.5pt" style:font-size-asian="10.5pt" style:font-size-complex="10.5pt" style:font-style-complex="italic"/>
    </style:style>
    <style:style style:name="T7" style:family="text">
      <style:text-properties style:font-name="Arial" fo:font-size="10.5pt" officeooo:rsid="000b235d" style:font-size-asian="10.5pt" style:font-size-complex="10.5pt" style:font-style-complex="italic"/>
    </style:style>
    <style:style style:name="T8" style:family="text">
      <style:text-properties style:font-name="Arial" fo:font-size="10.5pt" style:font-size-asian="10.5pt" style:font-name-complex="Courier New" style:font-size-complex="10.5pt"/>
    </style:style>
    <style:style style:name="T9" style:family="text">
      <style:text-properties style:font-name="Arial" fo:font-size="10.5pt" officeooo:rsid="00081535" style:font-name-asian="Times New Roman" style:font-size-asian="10.5pt" style:language-asian="zh" style:country-asian="CN" style:font-name-complex="Times New Roman" style:font-size-complex="10.5pt" style:language-complex="hi" style:country-complex="IN"/>
    </style:style>
    <style:style style:name="T10" style:family="text">
      <style:text-properties style:font-name="Arial" fo:font-size="10.5pt" officeooo:rsid="000f3267" style:font-name-asian="Times New Roman" style:font-size-asian="10.5pt" style:language-asian="zh" style:country-asian="CN" style:font-name-complex="Times New Roman" style:font-size-complex="10.5pt" style:language-complex="hi" style:country-complex="IN"/>
    </style:style>
    <style:style style:name="T11" style:family="text">
      <style:text-properties style:font-name="Arial" fo:font-size="10.5pt" officeooo:rsid="0010d6ff" style:font-name-asian="Times New Roman" style:font-size-asian="10.5pt" style:language-asian="zh" style:country-asian="CN" style:font-name-complex="Times New Roman" style:font-size-complex="10.5pt" style:language-complex="hi" style:country-complex="IN"/>
    </style:style>
    <style:style style:name="T12" style:family="text">
      <style:text-properties style:font-name="Arial" fo:font-size="10.5pt" fo:font-weight="bold" style:font-size-asian="10.5pt" style:font-weight-asian="bold" style:font-size-complex="10.5pt"/>
    </style:style>
    <style:style style:name="T13" style:family="text">
      <style:text-properties style:font-name="Arial" fo:font-size="10.5pt" fo:font-weight="bold" style:font-size-asian="10.5pt" style:font-weight-asian="bold" style:font-size-complex="10.5pt" style:font-weight-complex="bold"/>
    </style:style>
    <style:style style:name="T14" style:family="text">
      <style:text-properties style:font-name="Arial" fo:font-size="10.5pt" fo:font-weight="bold" style:font-size-asian="10.5pt" style:font-weight-asian="bold" style:font-name-complex="Courier New" style:font-size-complex="10.5pt"/>
    </style:style>
    <style:style style:name="T15" style:family="text">
      <style:text-properties style:font-name="Arial" fo:font-size="10.5pt" fo:font-weight="bold" style:font-size-asian="9.14999961853027pt" style:font-weight-asian="bold" style:font-size-complex="10.5pt" style:font-weight-complex="bold"/>
    </style:style>
    <style:style style:name="T16" style:family="text">
      <style:text-properties style:font-name="Arial" fo:font-size="10.5pt" fo:font-weight="bold" officeooo:rsid="00154cf5" style:font-name-asian="Times New Roman" style:font-size-asian="9.14999961853027pt" style:language-asian="zh" style:country-asian="CN" style:font-weight-asian="bold" style:font-name-complex="Times New Roman" style:font-size-complex="10.5pt" style:language-complex="hi" style:country-complex="IN" style:font-weight-complex="bold"/>
    </style:style>
    <style:style style:name="T17" style:family="text">
      <style:text-properties style:font-name="Arial" fo:font-size="10.5pt" style:font-size-asian="9.14999961853027pt" style:font-size-complex="10.5pt"/>
    </style:style>
    <style:style style:name="T18" style:family="text">
      <style:text-properties style:font-name="Arial" fo:font-weight="bold" style:font-weight-asian="bold"/>
    </style:style>
    <style:style style:name="T19" style:family="text">
      <style:text-properties style:font-name="Arial" fo:font-weight="bold" style:font-weight-asian="bold" style:font-weight-complex="bold"/>
    </style:style>
    <style:style style:name="T20" style:family="text">
      <style:text-properties style:font-name="Arial" fo:font-size="10pt" fo:font-weight="bold" style:font-size-asian="10pt" style:font-weight-asian="bold" style:font-size-complex="10pt"/>
    </style:style>
    <style:style style:name="T21" style:family="text">
      <style:text-properties style:font-name="Arial" fo:font-size="10pt" style:font-size-asian="10pt" style:font-size-complex="10pt"/>
    </style:style>
    <style:style style:name="T22" style:family="text">
      <style:text-properties style:font-name="Arial" fo:font-size="10pt" officeooo:rsid="000f3267" style:font-name-asian="Times New Roman" style:font-size-asian="10pt" style:language-asian="zh" style:country-asian="CN" style:font-name-complex="Times New Roman" style:font-size-complex="10pt" style:language-complex="hi" style:country-complex="IN"/>
    </style:style>
    <style:style style:name="T23" style:family="text">
      <style:text-properties style:font-name="Arial" officeooo:rsid="000cbf2b"/>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style:font-name="Courier New" fo:font-size="10pt" style:font-size-asian="10pt" style:font-size-complex="10pt"/>
    </style:style>
    <style:style style:name="T27" style:family="text">
      <style:text-properties style:font-name="Courier New" fo:font-size="10pt" officeooo:rsid="001c07de" style:font-size-asian="10pt" style:font-size-complex="10pt"/>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size-complex="10.5pt"/>
    </style:style>
    <style:style style:name="T30" style:family="text">
      <style:text-properties style:text-position="super 67%" style:font-name="Arial" fo:font-size="10.5pt" style:font-size-asian="10.5pt" style:font-size-complex="10.5pt"/>
    </style:style>
    <style:style style:name="T31" style:family="text">
      <style:text-properties fo:color="#000000" loext:opacity="100%"/>
    </style:style>
    <style:style style:name="T32" style:family="text">
      <style:text-properties fo:color="#000000" loext:opacity="100%" style:font-name="Courier 10 Pitch" fo:font-size="9pt" style:font-size-asian="9pt" style:font-size-complex="9pt"/>
    </style:style>
    <style:style style:name="T33" style:family="text">
      <style:text-properties fo:color="#000000" loext:opacity="100%" fo:font-weight="bold" style:font-weight-asian="bold" style:font-weight-complex="bold"/>
    </style:style>
    <style:style style:name="T34" style:family="text">
      <style:text-properties fo:color="#000000" loext:opacity="100%" fo:font-size="9pt" style:font-size-asian="9pt"/>
    </style:style>
    <style:style style:name="T35" style:family="text">
      <style:text-properties fo:color="#000000" loext:opacity="100%" fo:font-size="9pt" style:font-size-asian="9pt" style:font-size-complex="9pt"/>
    </style:style>
    <style:style style:name="T36" style:family="text">
      <style:text-properties fo:color="#000000" loext:opacity="100%" fo:font-size="9pt" fo:font-weight="bold" style:font-size-asian="9pt" style:font-weight-asian="bold" style:font-weight-complex="bold"/>
    </style:style>
    <style:style style:name="T37" style:family="text">
      <style:text-properties fo:color="#000000" loext:opacity="100%" fo:font-size="9pt" fo:font-weight="bold" style:font-size-asian="9pt" style:font-weight-asian="bold" style:font-size-complex="9pt"/>
    </style:style>
    <style:style style:name="T38" style:family="text">
      <style:text-properties fo:color="#000000" loext:opacity="100%" style:font-size-complex="9pt"/>
    </style:style>
    <style:style style:name="T39" style:family="text">
      <style:text-properties fo:color="#000000" loext:opacity="100%" style:font-name="Arial" fo:font-size="10.5pt" style:font-size-asian="10.5pt" style:font-size-complex="10.5pt"/>
    </style:style>
    <style:style style:name="T40" style:family="text">
      <style:text-properties fo:color="#000000" loext:opacity="100%" style:font-name="Arial" fo:font-size="10.5pt" style:font-size-asian="10.5pt" style:font-size-complex="10.5pt" style:font-weight-complex="bold"/>
    </style:style>
    <style:style style:name="T41" style:family="text">
      <style:text-properties fo:color="#000000" loext:opacity="100%" style:font-name="Arial" fo:font-size="10.5pt" fo:font-weight="bold" style:font-size-asian="10.5pt" style:font-weight-asian="bold" style:font-size-complex="10.5pt" style:font-weight-complex="bold"/>
    </style:style>
    <style:style style:name="T42" style:family="text">
      <style:text-properties fo:color="#000000" loext:opacity="100%" style:font-name="Courier New" fo:font-size="10pt" officeooo:rsid="00112228" style:font-name-asian="Courier New" style:font-size-asian="10pt" style:language-asian="zh" style:country-asian="CN" style:font-name-complex="Courier New" style:font-size-complex="10pt" style:language-complex="hi" style:country-complex="IN"/>
    </style:style>
    <style:style style:name="T43" style:family="text">
      <style:text-properties fo:color="#000000" loext:opacity="100%" style:font-name="Courier New" fo:font-size="10pt" officeooo:rsid="0012d3d5" style:font-name-asian="Courier New" style:font-size-asian="10pt" style:language-asian="zh" style:country-asian="CN" style:font-name-complex="Courier New" style:font-size-complex="10pt" style:language-complex="hi" style:country-complex="IN"/>
    </style:style>
    <style:style style:name="T44" style:family="text">
      <style:text-properties fo:font-size="12pt" fo:font-weight="bold" style:font-size-asian="12pt" style:font-weight-asian="bold" style:font-weight-complex="bold"/>
    </style:style>
    <style:style style:name="T45" style:family="text">
      <style:text-properties officeooo:rsid="001ae595"/>
    </style:style>
    <style:style style:name="T46" style:family="text">
      <style:text-properties officeooo:rsid="000f3267"/>
    </style:style>
    <style:style style:name="T47" style:family="text">
      <style:text-properties style:text-position="super 58%"/>
    </style:style>
    <style:style style:name="T48" style:family="text">
      <style:text-properties style:text-position="0% 100%"/>
    </style:style>
    <style:style style:name="T49" style:family="text">
      <style:text-properties officeooo:rsid="0010d6ff"/>
    </style:style>
    <style:style style:name="T50" style:family="text">
      <style:text-properties fo:font-weight="bold" style:font-weight-asian="bold" style:font-weight-complex="bold"/>
    </style:style>
    <style:style style:name="T51" style:family="text">
      <style:text-properties officeooo:rsid="0013b851"/>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Le moteur de templates Twig <text:s text:c="2"/></text:h>
      <text:h text:style-name="P50" text:outline-level="1">Introduction</text:h>
      <text:p text:style-name="Text_20_body"><text:span text:style-name="Police_20_par_20_défaut"><text:span text:style-name="T23">Le langage Twig est intégré dans </text:span></text:span><text:span text:style-name="Police_20_par_20_défaut"><text:span text:style-name="T4">Symfony pour afficher le contenu d'une vue. Dans nos précédentes applications Web, nous nous servions du langage HTML pour afficher des pages statiques, couplé à du langage PHP pour du contenu dynamique ou quand il y a besoin d'utiliser des structures conditionnelles et de boucle. Au lieu d'utiliser le langage PHP, le moteur de templates Twig propose un pseudo-langage pour ces utilisations. Ce moteur permet de gérer la couche « présentation » pour les applications utilisant une architecture MVC en déléguant la génération du contenu de la réponse à Twig. Pour cela, nous appelons la méthode render de la classe Symfony\Bundle\FrameworkBundle\Controller\Controller. Le contenu de cette méthode fait appel à un service dont l’identifiant est « templating ».</text:span></text:span></text:p>
      <text:h text:style-name="P49" text:outline-level="1">1. Notation et emplacement de templates</text:h>
      <text:p text:style-name="Text_20_body"><text:span text:style-name="T4">Depuis la version 4, les vues sont enregistrées dans le répertoire </text:span><text:span text:style-name="Police_20_par_20_défaut"><text:span text:style-name="T18">templates</text:span></text:span><text:span text:style-name="T4">.</text:span></text:p>
      <text:p text:style-name="Text_20_body"><text:span text:style-name="T4">La notation recommandée pour les vues  : </text:span><text:span text:style-name="Police_20_par_20_défaut"><text:span text:style-name="T18">&lt;chemin-base&gt;/contrôleur/vue</text:span></text:span><text:span text:style-name="T4"> où :</text:span></text:p>
      <text:list xml:id="list2744496387" text:style-name="L1">
        <text:list-item>
          <text:p text:style-name="P63"><text:span text:style-name="Police_20_par_20_défaut"><text:span text:style-name="T18">chemin-base </text:span></text:span><text:span text:style-name="T4">dépend de la version de symfony comme expliqué ci-dessus.</text:span></text:p>
        </text:list-item>
        <text:list-item>
          <text:p text:style-name="P63"><text:span text:style-name="Police_20_par_20_défaut"><text:span text:style-name="T18">contrôleur</text:span></text:span><text:span text:style-name="T4"> est le nom du dossier contenant le template, tout en minuscules. En effet, il est recommandé de regrouper les vues par contrôleur.</text:span></text:p>
        </text:list-item>
        <text:list-item>
          <text:p text:style-name="P63"><text:span text:style-name="Police_20_par_20_défaut"><text:span text:style-name="T18">vue</text:span></text:span><text:span text:style-name="T4"> est le nom de la vue. Là encore, il est préférable comme nom de vue le nom de l’action qui l'appelle.</text:span></text:p>
        </text:list-item>
      </text:list>
      <text:p text:style-name="P18">Par exemple l’action index du contrôleur DefaultController devra utiliser un template appelé index.html.twig situé dans le répertoire &lt;chemin-base&gt;/default. Le template sera référencé dans la méthode render par : template.</text:p>
      <text:p text:style-name="P20"/>
      <text:h text:style-name="P49" text:outline-level="1">2. Les variables</text:h>
      <text:p text:style-name="P18">On a souvent besoin dans une vue d'afficher les variables envoyées par le contrôleur. Elles sont envoyées dans un tableau.</text:p>
      <text:h text:style-name="P52" text:outline-level="2">2.1. Afficher des variables</text:h>
      <table:table table:name="Tableau1" table:style-name="Tableau1">
        <table:table-column table:style-name="Tableau1.A"/>
        <table:table-column table:style-name="Tableau1.B"/>
        <table:table-column table:style-name="Tableau1.C"/>
        <table:table-row table:style-name="TableLine1714378274912">
          <table:table-cell table:style-name="Tableau1.A1" office:value-type="string">
            <text:p text:style-name="P43">Description</text:p>
          </table:table-cell>
          <table:table-cell table:style-name="Tableau1.A1" office:value-type="string">
            <text:p text:style-name="P43">Langage Twig</text:p>
          </table:table-cell>
          <table:table-cell table:style-name="Tableau1.C1" office:value-type="string">
            <text:p text:style-name="P43">Langage PHP</text:p>
          </table:table-cell>
        </table:table-row>
        <table:table-row table:style-name="TableLine1714378273824">
          <table:table-cell table:style-name="Tableau1.A2" office:value-type="string">
            <text:p text:style-name="P42">Afficher une variable</text:p>
          </table:table-cell>
          <table:table-cell table:style-name="Tableau1.A2" office:value-type="string">
            <text:p text:style-name="P44">{{ variable }}</text:p>
          </table:table-cell>
          <table:table-cell table:style-name="Tableau1.C2" office:value-type="string">
            <text:p text:style-name="P42"/>
          </table:table-cell>
        </table:table-row>
        <table:table-row table:style-name="TableLine1714378273824">
          <table:table-cell table:style-name="Tableau1.A2" office:value-type="string">
            <text:p text:style-name="P42">Concaténer l'affichage de 2 variables</text:p>
          </table:table-cell>
          <table:table-cell table:style-name="Tableau1.A2" office:value-type="string">
            <text:p text:style-name="P61">{{ var1 ~ " " ~ var2 }}</text:p>
          </table:table-cell>
          <table:table-cell table:style-name="Tableau1.C2" office:value-type="string">
            <text:p text:style-name="P42"/>
          </table:table-cell>
        </table:table-row>
        <table:table-row table:style-name="TableLine1714378260768">
          <table:table-cell table:style-name="Tableau1.A2" office:value-type="string">
            <text:p text:style-name="P42">Afficher une cellule d'un tableau d'indice 'id'</text:p>
          </table:table-cell>
          <table:table-cell table:style-name="Tableau1.A2" office:value-type="string">
            <text:p text:style-name="P44">{{ tab['id'] }} <text:span text:style-name="T46">ou {{ tab.id }}</text:span></text:p>
          </table:table-cell>
          <table:table-cell table:style-name="Tableau1.C2" office:value-type="string">
            <text:p text:style-name="P42"/>
          </table:table-cell>
        </table:table-row>
        <table:table-row table:style-name="TableLine1714378265120">
          <table:table-cell table:style-name="Tableau1.A2" office:value-type="string">
            <text:p text:style-name="P42">Afficher l'attribut d'un objet</text:p>
          </table:table-cell>
          <table:table-cell table:style-name="Tableau1.A2" office:value-type="string">
            <text:p text:style-name="Table_20_Contents"><text:span text:style-name="T21">{{ </text:span><text:span text:style-name="T22">objet</text:span><text:span text:style-name="T21">.valeur }}</text:span></text:p>
          </table:table-cell>
          <table:table-cell table:style-name="Tableau1.C2" office:value-type="string">
            <text:p text:style-name="P42"/>
          </table:table-cell>
        </table:table-row>
      </table:table>
      <text:p text:style-name="P21"/>
      <text:p text:style-name="P21"/>
      <text:p text:style-name="Text_20_body"><text:span text:style-name="Police_20_par_20_défaut"><text:span text:style-name="T5"/></text:span></text:p>
      <text:p text:style-name="P4"><text:span text:style-name="T10">L</text:span><text:span text:style-name="T5">a syntaxe {{ </text:span><text:span text:style-name="T10">objet</text:span><text:span text:style-name="T5">.valeur }} renverra la valeur par ordre de priorité :</text:span></text:p>
      <text:list xml:id="list2324584952" text:style-name="L2">
        <text:list-item>
          <text:list>
            <text:list-item>
              <text:p text:style-name="P75"><text:span text:style-name="Police_20_par_20_défaut"><text:span text:style-name="T5">la propriété </text:span></text:span><text:span text:style-name="Police_20_par_20_défaut"><text:span text:style-name="T8">valeur</text:span></text:span><text:span text:style-name="Police_20_par_20_défaut"><text:span text:style-name="T5"> de l’objet si valeur est un attribut valide : $</text:span></text:span><text:span text:style-name="Police_20_par_20_défaut"><text:span text:style-name="T11">objet</text:span></text:span><text:span text:style-name="Police_20_par_20_défaut"><text:span text:style-name="T5">-&gt;valeur</text:span></text:span></text:p>
            </text:list-item>
            <text:list-item>
              <text:p text:style-name="P75"><text:span text:style-name="Police_20_par_20_défaut"><text:span text:style-name="T5">la méthode $variable-&gt;valeur()</text:span></text:span></text:p>
            </text:list-item>
            <text:list-item>
              <text:p text:style-name="P75"><text:span text:style-name="Police_20_par_20_défaut"><text:span text:style-name="T5">si </text:span></text:span><text:span text:style-name="Police_20_par_20_défaut"><text:span text:style-name="T8">getValeur()</text:span></text:span><text:span text:style-name="Police_20_par_20_défaut"><text:span text:style-name="T5"> une méthode valide, elle affiche $variable-&gt;getValeur()</text:span></text:span></text:p>
            </text:list-item>
            <text:list-item>
              <text:p text:style-name="P64"><text:span text:style-name="Police_20_par_20_défaut"><text:span text:style-name="T5">si isValeur() est une méthode valide, elle affiche $variable-&gt;isValeur()</text:span></text:span></text:p>
            </text:list-item>
            <text:list-item>
              <text:p text:style-name="P64"><text:span text:style-name="Police_20_par_20_défaut"><text:span text:style-name="T8">null</text:span></text:span><text:span text:style-name="Police_20_par_20_défaut"><text:span text:style-name="T5"> le cas échéant.</text:span></text:span></text:p>
            </text:list-item>
          </text:list>
        </text:list-item>
      </text:list>
      <text:p text:style-name="P18"/>
      <text:p text:style-name="Text_20_body"><text:span text:style-name="Police_20_par_20_défaut"><text:span text:style-name="T12">Débogage : </text:span></text:span><text:span text:style-name="Police_20_par_20_défaut"><text:span text:style-name="T5">Il est possible d’utiliser la fonction dump pour afficher le contenu d’une variable lors d’un debug : </text:span></text:span><text:span text:style-name="Police_20_par_20_défaut"><text:span text:style-name="T14">{{ dump(variable) }}</text:span></text:span></text:p>
      <text:h text:style-name="P52" text:outline-level="2">2.2. Initialiser des variables</text:h>
      <text:p text:style-name="Text_20_body"><text:span text:style-name="Police_20_par_20_défaut"><text:span text:style-name="T5">{% </text:span></text:span><text:span text:style-name="Police_20_par_20_défaut"><text:span text:style-name="T13">set</text:span></text:span><text:span text:style-name="Police_20_par_20_défaut"><text:span text:style-name="T5"> variable = valeur %}</text:span></text:span></text:p>
      <text:p text:style-name="Text_20_body"><text:span text:style-name="Police_20_par_20_défaut"><text:span text:style-name="T5">{% </text:span></text:span><text:span text:style-name="Police_20_par_20_défaut"><text:span text:style-name="T13">set</text:span></text:span><text:span text:style-name="Police_20_par_20_défaut"><text:span text:style-name="T5"> tab = [val1, val2, val3,…] %}</text:span></text:span></text:p>
      <text:p text:style-name="Text_20_body"><text:span text:style-name="Police_20_par_20_défaut"><text:span text:style-name="T5">{% </text:span></text:span><text:span text:style-name="Police_20_par_20_défaut"><text:span text:style-name="T13">set</text:span></text:span><text:span text:style-name="Police_20_par_20_défaut"><text:span text:style-name="T5"> tabAssociatif = {'clé' : 'valeur' } %}, clé peut être une clé ou une valeur numérique</text:span></text:span></text:p>
      <text:p text:style-name="Text_20_body"><text:span text:style-name="Police_20_par_20_défaut"><text:span text:style-name="T5">{% set var1, var2 = 'valeur1', 'valeur2' %}</text:span></text:span></text:p>
      <text:h text:style-name="P52" text:outline-level="2"/>
      <text:h text:style-name="P52" text:outline-level="2"><text:soft-page-break/></text:h>
      <text:h text:style-name="P52" text:outline-level="2">2.3. Les filtres</text:h>
      <text:p text:style-name="P25">On peut afficher des variables en combinant des filtres. Par exemple :</text:p>
      <table:table table:name="Tableau2" table:style-name="Tableau2">
        <table:table-column table:style-name="Tableau2.A"/>
        <table:table-column table:style-name="Tableau2.B"/>
        <table:table-column table:style-name="Tableau2.C"/>
        <table:table-row table:style-name="TableLine1714116774720">
          <table:table-cell table:style-name="Tableau2.A1" office:value-type="string">
            <text:p text:style-name="P45">Filtre</text:p>
          </table:table-cell>
          <table:table-cell table:style-name="Tableau2.A1" office:value-type="string">
            <text:p text:style-name="P45">Description</text:p>
          </table:table-cell>
          <table:table-cell table:style-name="Tableau2.C1" office:value-type="string">
            <text:p text:style-name="P45">Syntaxe Twig</text:p>
          </table:table-cell>
        </table:table-row>
        <table:table-row table:style-name="TableLine1714116785872">
          <table:table-cell table:style-name="Tableau2.A2" office:value-type="string">
            <text:p text:style-name="P47">upper/lower</text:p>
          </table:table-cell>
          <table:table-cell table:style-name="Tableau2.A2" office:value-type="string">
            <text:p text:style-name="P48">Convertir toutes les lettres en majuscules / minuscules</text:p>
          </table:table-cell>
          <table:table-cell table:style-name="Tableau2.C2" office:value-type="string">
            <text:p text:style-name="P47">{{ variable | upper }}</text:p>
            <text:p text:style-name="P47">{{ variable | lower }}</text:p>
            <text:p text:style-name="P47">{% filter upper %} <text:s text:c="2"/>Bloc de texte {% endfilter %}</text:p>
          </table:table-cell>
        </table:table-row>
        <table:table-row table:style-name="TableLine1714116797568">
          <table:table-cell table:style-name="Tableau2.A2" office:value-type="string">
            <text:p text:style-name="P47">title</text:p>
          </table:table-cell>
          <table:table-cell table:style-name="Tableau2.A2" office:value-type="string">
            <text:p text:style-name="P47">Convertir la première lettre de chaque mot (ou variable) en majuscules</text:p>
          </table:table-cell>
          <table:table-cell table:style-name="Tableau2.C2" office:value-type="string">
            <text:p text:style-name="P47">{{ variable | title }}</text:p>
            <text:p text:style-name="P47">{% filter title %} … {%endfilter%}</text:p>
          </table:table-cell>
        </table:table-row>
        <table:table-row table:style-name="TableLine1714116802192">
          <table:table-cell table:style-name="Tableau2.A2" office:value-type="string">
            <text:p text:style-name="P47">capitalize</text:p>
          </table:table-cell>
          <table:table-cell table:style-name="Tableau2.A2" office:value-type="string">
            <text:p text:style-name="Table_20_Contents"><text:span text:style-name="T5">Met en majuscule le 1</text:span><text:span text:style-name="Police_20_par_20_défaut"><text:span text:style-name="T30">er</text:span></text:span><text:span text:style-name="T5"> caractère de la variable (ou chaîne)</text:span></text:p>
          </table:table-cell>
          <table:table-cell table:style-name="Tableau2.C2" office:value-type="string">
            <text:p text:style-name="P47">{{ variable | capitalize }}</text:p>
          </table:table-cell>
        </table:table-row>
        <table:table-row table:style-name="TableLine1714116792128">
          <table:table-cell table:style-name="Tableau2.A2" office:value-type="string">
            <text:p text:style-name="P47">striptags</text:p>
          </table:table-cell>
          <table:table-cell table:style-name="Tableau2.A2" office:value-type="string">
            <text:p text:style-name="P47">Supprime les tags HTML dans une variable</text:p>
          </table:table-cell>
          <table:table-cell table:style-name="Tableau2.C2" office:value-type="string">
            <text:p text:style-name="P47">{{ variable | striptags }}</text:p>
          </table:table-cell>
        </table:table-row>
        <table:table-row table:style-name="TableLine1714116792400">
          <table:table-cell table:style-name="Tableau2.A2" office:value-type="string">
            <text:p text:style-name="P47">join</text:p>
          </table:table-cell>
          <table:table-cell table:style-name="Tableau2.A2" office:value-type="string">
            <text:p text:style-name="P47">Joindre les éléments d'une liste par un caractère</text:p>
          </table:table-cell>
          <table:table-cell table:style-name="Tableau2.C2" office:value-type="string">
            <text:p text:style-name="P47">(liste) | join(',')</text:p>
            <text:p text:style-name="P47">(1..10) | join(',')</text:p>
          </table:table-cell>
        </table:table-row>
        <table:table-row table:style-name="TableLine1714116793760">
          <table:table-cell table:style-name="Tableau2.A2" office:value-type="string">
            <text:p text:style-name="P47">date</text:p>
          </table:table-cell>
          <table:table-cell table:style-name="Tableau2.A2" office:value-type="string">
            <text:p text:style-name="P47">Afficher la date (Datetime) selon le format désigné en argument.</text:p>
          </table:table-cell>
          <table:table-cell table:style-name="Tableau2.C2" office:value-type="string">
            <text:p text:style-name="P47">{{ date | date('d/m/Y') }}</text:p>
          </table:table-cell>
        </table:table-row>
        <table:table-row table:style-name="TableLine1714116798112">
          <table:table-cell table:style-name="Tableau2.A2" office:value-type="string">
            <text:p text:style-name="P47">length</text:p>
          </table:table-cell>
          <table:table-cell table:style-name="Tableau2.A2" office:value-type="string">
            <text:p text:style-name="P47">Retourner le nombre d'éléments du tableau / chaîne</text:p>
          </table:table-cell>
          <table:table-cell table:style-name="Tableau2.C2" office:value-type="string">
            <text:p text:style-name="P47">{{ tableau | length }}</text:p>
            <text:p text:style-name="P47">{{ chaine | length }}</text:p>
          </table:table-cell>
        </table:table-row>
        <table:table-row table:style-name="TableLine1714116799744">
          <table:table-cell table:style-name="Tableau2.A2" office:value-type="string">
            <text:p text:style-name="P62">First / last</text:p>
          </table:table-cell>
          <table:table-cell table:style-name="Tableau2.A2" office:value-type="string">
            <text:p text:style-name="P62">Retourne le 1<text:span text:style-name="T47">er</text:span> élément d’un tableau / Retourne le dernier élément d’un tableau</text:p>
          </table:table-cell>
          <table:table-cell table:style-name="Tableau2.C2" office:value-type="string">
            <text:p text:style-name="P62">set tab = [1, 2, 3]</text:p>
            <text:p text:style-name="P62"><text:s/>{{ tab | first }} <text:s/>{# 1 #}</text:p>
          </table:table-cell>
        </table:table-row>
        <table:table-row table:style-name="TableLine1714116799744">
          <table:table-cell table:style-name="Tableau2.A2" office:value-type="string">
            <text:p text:style-name="P47">split</text:p>
          </table:table-cell>
          <table:table-cell table:style-name="Tableau2.A2" office:value-type="string">
            <text:p text:style-name="P47">Décomposer selon un séparateur</text:p>
          </table:table-cell>
          <table:table-cell table:style-name="Tableau2.C2" office:value-type="string">
            <text:p text:style-name="P47">{{ chaine | split('char', [limite]) char :séparateur / limite : nbre d'éléments décomposés</text:p>
          </table:table-cell>
        </table:table-row>
        <table:table-row table:style-name="TableLine1714116794576">
          <table:table-cell table:style-name="Tableau2.A2" office:value-type="string">
            <text:p text:style-name="P47">raw</text:p>
          </table:table-cell>
          <table:table-cell table:style-name="Tableau2.A2" office:value-type="string">
            <text:p text:style-name="P47">Désactiver la protection HTML</text:p>
          </table:table-cell>
          <table:table-cell table:style-name="Tableau2.C2" office:value-type="string">
            <text:p text:style-name="P47">{{ variable | raw }}</text:p>
          </table:table-cell>
        </table:table-row>
      </table:table>
      <text:h text:style-name="P52" text:outline-level="2"/>
      <text:h text:style-name="P52" text:outline-level="2">2.4. Variables globales</text:h>
      <text:p text:style-name="P18">Des variables globales sont disponibles dans Twig et accessibles depuis toutes les vues.</text:p>
      <table:table table:name="Tableau3" table:style-name="Tableau3">
        <table:table-column table:style-name="Tableau3.A" table:number-columns-repeated="2"/>
        <table:table-row table:style-name="TableLine1714116785056">
          <table:table-cell table:style-name="Tableau3.A1" office:value-type="string">
            <text:p text:style-name="P46">Variable</text:p>
          </table:table-cell>
          <table:table-cell table:style-name="Tableau3.B1" office:value-type="string">
            <text:p text:style-name="P46">Description</text:p>
          </table:table-cell>
        </table:table-row>
        <table:table-row table:style-name="TableLine1714116792672">
          <table:table-cell table:style-name="Tableau3.A2" office:value-type="string">
            <text:p text:style-name="P47">{{ app.request }}</text:p>
          </table:table-cell>
          <table:table-cell table:style-name="Tableau3.B2" office:value-type="string">
            <text:p text:style-name="P47">Le service request</text:p>
          </table:table-cell>
        </table:table-row>
        <table:table-row table:style-name="TableLine1714116795392">
          <table:table-cell table:style-name="Tableau3.A2" office:value-type="string">
            <text:p text:style-name="P47">{{ app.session }}</text:p>
          </table:table-cell>
          <table:table-cell table:style-name="Tableau3.B2" office:value-type="string">
            <text:p text:style-name="P47">Le service session</text:p>
          </table:table-cell>
        </table:table-row>
        <table:table-row table:style-name="TableLine1714116803552">
          <table:table-cell table:style-name="Tableau3.A2" office:value-type="string">
            <text:p text:style-name="P47">{{ app.environment }}</text:p>
          </table:table-cell>
          <table:table-cell table:style-name="Tableau3.B2" office:value-type="string">
            <text:p text:style-name="P47">L'environnement courant : dev, prod, <text:span text:style-name="T49">test</text:span></text:p>
          </table:table-cell>
        </table:table-row>
        <table:table-row table:style-name="TableLine1714116801648">
          <table:table-cell table:style-name="Tableau3.A2" office:value-type="string">
            <text:p text:style-name="P47">{{ app.debug }}</text:p>
          </table:table-cell>
          <table:table-cell table:style-name="Tableau3.B2" office:value-type="string">
            <text:p text:style-name="P47">Mode debug activé (true), sinon false</text:p>
          </table:table-cell>
        </table:table-row>
      </table:table>
      <text:p text:style-name="P22"/>
      <text:h text:style-name="Heading_20_1" text:outline-level="1"><text:soft-page-break/></text:h>
      <text:h text:style-name="P49" text:outline-level="1">3. Structures de contrôle</text:h>
      <text:h text:style-name="P52" text:outline-level="2">3.1. Structures conditionnelles</text:h>
      <text:p text:style-name="P66">Syntaxe :</text:p>
      <text:p text:style-name="P8">{% if condition1 %}</text:p>
      <text:p text:style-name="P9"><text:tab/>Traitement1</text:p>
      <text:p text:style-name="P8">{% elseif condition2 %}</text:p>
      <text:p text:style-name="P9"><text:tab/>Traitement2</text:p>
      <text:p text:style-name="P8">{% else %}</text:p>
      <text:p text:style-name="P9"><text:tab/>Traitement3</text:p>
      <text:p text:style-name="P8">{% endif %}</text:p>
      <text:p text:style-name="Text_20_body"/>
      <text:p text:style-name="P18">Les opérateurs de comparaison disponibles sont : ==,!= ; &lt;, &gt;, ≤, ≥ et in</text:p>
      <text:h text:style-name="P52" text:outline-level="2">3.2. Structure de boucle</text:h>
      <text:p text:style-name="P70">Syntaxe :</text:p>
      <text:p text:style-name="P32">{% for varBoucle in [liste | deb..fin] %}</text:p>
      <text:p text:style-name="P33"><text:tab/>Traitement</text:p>
      <text:p text:style-name="P7">{% endfor %}</text:p>
      <text:p text:style-name="P5"/>
      <text:p text:style-name="P6">La structure de boucle for définit une variable loop qui contient les attributs suivants :</text:p>
      <text:list xml:id="list2015159823" text:style-name="L3">
        <text:list-item>
          <text:p text:style-name="P76">loop.index <text:s/>: numéro de l'itération courante. Le premier étant 1</text:p>
        </text:list-item>
        <text:list-item>
          <text:p text:style-name="P76">loop.revindex : nombre d'itérations restantes avant la fin de la boucle. Le dernier étant 1</text:p>
        </text:list-item>
        <text:list-item>
          <text:p text:style-name="P76">loop.first : valeur booléenne. Vaut true si c'est la première itération</text:p>
        </text:list-item>
        <text:list-item>
          <text:p text:style-name="P76">loop.last : valeur booléenne. Vaut false si c'est la dernière itération.</text:p>
        </text:list-item>
        <text:list-item>
          <text:p text:style-name="P76">loop.length : nombre d'itérations dans la boucle.</text:p>
        </text:list-item>
      </text:list>
      <text:p text:style-name="P12"/>
      <text:p text:style-name="P23">Exemple :</text:p>
      <text:p text:style-name="P34"><text:span text:style-name="Police_20_par_20_défaut"><text:span text:style-name="T32"><text:s text:c="7"/></text:span></text:span><text:span text:style-name="Police_20_par_20_défaut"><text:span text:style-name="T31">{% for artisan in liste <text:s/>%}</text:span></text:span></text:p>
      <text:p text:style-name="P35"><text:s text:c="12"/>{{ artisan.nom }}</text:p>
      <text:p text:style-name="P35"><text:s text:c="12"/>{{ artisan.prenom }}</text:p>
      <text:p text:style-name="P34"><text:span text:style-name="T31"><text:s text:c="12"/>{{ artisan.</text:span><text:span text:style-name="T42">m</text:span><text:span text:style-name="T31">etier }} &lt;br/&gt;</text:span></text:p>
      <text:p text:style-name="P35"><text:s text:c="5"/>{% else %}</text:p>
      <text:p text:style-name="P35"><text:s text:c="12"/>La liste est vide</text:p>
      <text:p text:style-name="P35"><text:s text:c="5"/>{% endfor %}</text:p>
      <text:p text:style-name="P15"/>
      <text:p text:style-name="P68"><text:span text:style-name="T15"/></text:p>
      <text:p text:style-name="P71"><text:span text:style-name="T16">Travail à faire </text:span><text:span text:style-name="T15">:</text:span></text:p>
      <text:p text:style-name="P72"><text:span text:style-name="T17"/></text:p>
      <text:p text:style-name="P73"><text:span text:style-name="T17">Créer une liste d’artisans dans une méthode du contrôleur ArtisanController. </text:span></text:p>
      <text:p text:style-name="P73"><text:span text:style-name="T17">Afficher la liste des artisans depuis la vue appelée dans le contrôleur.</text:span></text:p>
      <text:p text:style-name="P73"><text:span text:style-name="T17">Afficher le résultat dans le navigateur.</text:span></text:p>
      <text:p text:style-name="P73"><text:span text:style-name="T17">Ajouter une liste vide nommée stagiaires dans le contrôleur. </text:span></text:p>
      <text:p text:style-name="P73"><text:span text:style-name="T17">Afficher dans la vue les deux listes.</text:span></text:p>
      <text:p text:style-name="P68"><text:span text:style-name="T15"/></text:p>
      <text:h text:style-name="P49" text:outline-level="1">4. Héritage et inclusion de templates</text:h>
      <text:h text:style-name="P52" text:outline-level="2">4.1. Principe de l'héritage</text:h>
      <text:p text:style-name="P18">Les vues peuvent utiliser des éléments communs tels que les headers ou footer. En Symfony, cela peut être géré grâce à l'héritage en construisant une vue (l'élément parent ou layout) qui soit la base et contiendra les éléments communs et des blocs qui seront exploités par les vues filles. Les vues qui héritent étendent ainsi la vue principale soit en utilisant ces blocs tels quels ou en les modifiant.</text:p>
      <text:p text:style-name="P18"><text:soft-page-break/>Les blocs sont des zones, des marqueurs placés sur les templates et dont le contenu est optionnel (ils peuvent être vides).</text:p>
      <text:p text:style-name="P18">Title, stylesheets, body et javascripts correspondent respectivement aux zones pour le titre, les feuilles de style CSS, le contenu principal et les scripts JavaScript. Ces intitulés ne sont pas interprétés de manière particulière et peuvent être choisis librement.</text:p>
      <text:p text:style-name="P40">Template parent</text:p>
      <text:p text:style-name="P36">{# templates/base.html.twig #}</text:p>
      <text:p text:style-name="P36">&lt;!DOCTYPE html&gt;</text:p>
      <text:p text:style-name="P36">&lt;html&gt;</text:p>
      <text:p text:style-name="P36"><text:s text:c="4"/>&lt;head&gt;</text:p>
      <text:p text:style-name="P38"><text:span text:style-name="Police_20_par_20_défaut"><text:span text:style-name="T31"><text:s text:c="8"/></text:span></text:span><text:span text:style-name="Police_20_par_20_défaut"><text:span text:style-name="T33">{% block head %}</text:span></text:span></text:p>
      <text:p text:style-name="P36"><text:s text:c="12"/>&lt;link rel="stylesheet" href="/css/styles.css" /&gt;</text:p>
      <text:p text:style-name="P38"><text:span text:style-name="Police_20_par_20_défaut"><text:span text:style-name="T31"><text:s text:c="12"/>&lt;title&gt;</text:span></text:span><text:span text:style-name="Police_20_par_20_défaut"><text:span text:style-name="T33">{% block title %}</text:span></text:span><text:span text:style-name="Police_20_par_20_défaut"><text:span text:style-name="T31">Page principale</text:span></text:span><text:span text:style-name="Police_20_par_20_défaut"><text:span text:style-name="T33">{% endblock %}</text:span></text:span><text:span text:style-name="Police_20_par_20_défaut"><text:span text:style-name="T31"> <text:s/>&lt;/title&gt;</text:span></text:span></text:p>
      <text:p text:style-name="P38"><text:span text:style-name="Police_20_par_20_défaut"><text:span text:style-name="T31"><text:s text:c="8"/></text:span></text:span><text:span text:style-name="Police_20_par_20_défaut"><text:span text:style-name="T33">{% endblock %}</text:span></text:span><text:span text:style-name="Police_20_par_20_défaut"><text:span text:style-name="T31"> <text:s text:c="11"/></text:span></text:span></text:p>
      <text:p text:style-name="P36"><text:s text:c="4"/>&lt;/head&gt;</text:p>
      <text:p text:style-name="P36"><text:s text:c="4"/>&lt;body&gt;</text:p>
      <text:p text:style-name="P36"><text:s text:c="8"/>&lt;div id="content"&gt;</text:p>
      <text:p text:style-name="P38"><text:span text:style-name="Police_20_par_20_défaut"><text:span text:style-name="T31"><text:s text:c="12"/></text:span></text:span><text:span text:style-name="Police_20_par_20_défaut"><text:span text:style-name="T33">{% block body %}{% endblock %}</text:span></text:span></text:p>
      <text:p text:style-name="P36"><text:s text:c="8"/>&lt;/div&gt;</text:p>
      <text:p text:style-name="P36"><text:s text:c="8"/></text:p>
      <text:p text:style-name="P36"><text:s text:c="8"/>&lt;div id="footer"&gt;</text:p>
      <text:p text:style-name="P38"><text:span text:style-name="Police_20_par_20_défaut"><text:span text:style-name="T31"><text:s text:c="12"/></text:span></text:span><text:span text:style-name="Police_20_par_20_défaut"><text:span text:style-name="T33">{% block footer %}</text:span></text:span></text:p>
      <text:p text:style-name="P38"><text:span text:style-name="T31"><text:s text:c="16"/>&amp;copy; Copyright 20</text:span><text:span text:style-name="T43">23</text:span><text:span text:style-name="T31"> by </text:span><text:span text:style-name="T43">lpc</text:span></text:p>
      <text:p text:style-name="P38"><text:span text:style-name="Police_20_par_20_défaut"><text:span text:style-name="T31"><text:s text:c="12"/></text:span></text:span><text:span text:style-name="Police_20_par_20_défaut"><text:span text:style-name="T33">{% endblock %}</text:span></text:span></text:p>
      <text:p text:style-name="P36"><text:s text:c="8"/>&lt;/div&gt;</text:p>
      <text:p text:style-name="P36"><text:s text:c="4"/>&lt;/body&gt;</text:p>
      <text:p text:style-name="P36">&lt;/html&gt;</text:p>
      <text:p text:style-name="Text_20_body"/>
      <text:p text:style-name="P40">Template fils</text:p>
      <text:p text:style-name="P39">{# templates/coureur/index.html.twig #}</text:p>
      <text:p text:style-name="P37">{% extends ‘base.html.twig’ %}</text:p>
      <text:p text:style-name="P58">{% block head %}</text:p>
      <text:p text:style-name="P55"><text:tab/><text:span text:style-name="T51">{{ parent() }}</text:span></text:p>
      <text:p text:style-name="P36"><text:span text:style-name="T50"><text:tab/>{% block title %}</text:span></text:p>
      <text:p text:style-name="P37"><text:s text:c="4"/><text:tab/><text:tab/><text:span text:style-name="T51">Coureur</text:span></text:p>
      <text:p text:style-name="P37"><text:tab/>{% endblock %}</text:p>
      <text:p text:style-name="P59">{% endblock %}</text:p>
      <text:p text:style-name="P37">{% block body %}</text:p>
      <text:p text:style-name="P36"><text:soft-page-break/><text:tab/>&lt;h1&gt;Liste des coureurs &lt;/h1&gt;</text:p>
      <text:p text:style-name="P36"><text:tab/>Nombre de coureurs : {{ lesCoureurs | length }}</text:p>
      <text:p text:style-name="P37">{% endblock %}</text:p>
      <text:p text:style-name="P11"/>
      <text:p text:style-name="P18">Quelques principes de base à respecter lors de l'héritage :</text:p>
      <text:list xml:id="list1480952100" text:style-name="L4">
        <text:list-item>
          <text:p text:style-name="P65">{% extends %} doit être le premier tag dans le template ;</text:p>
        </text:list-item>
        <text:list-item>
          <text:p text:style-name="P65">{% block %} est défini dans le bloc du template parent. Un bloc doit avoir un nom qui sera utilisé par le template fils. Il peut également avoir un contenu de base dans le cas où le template fils n'a pas besoin de le modifier. Pour utiliser le contenu par défaut du bloc du template parent, il suffit d'utiliser {{ parent() }}</text:p>
        </text:list-item>
      </text:list>
      <text:p text:style-name="P18"/>
      <text:p text:style-name="P18"/>
      <text:p text:style-name="P18"/>
      <text:h text:style-name="P52" text:outline-level="2">4.2. Inclusion de templates</text:h>
      <text:p text:style-name="P18">Quand il y a un contenu qui se répète dans plusieurs templates, l'inclusion est meilleure que l'héritage. Le contenu est déplacé dans un template qu'on inclut par la suite à l'aide de l'instruction {% include %}. </text:p>
      <text:p text:style-name="P41">Exemple :</text:p>
      <text:p text:style-name="P38"><text:span text:style-name="T31"><text:s text:c="6"/></text:span><text:span text:style-name="Police_20_par_20_défaut"><text:span text:style-name="T34">{% </text:span></text:span><text:span text:style-name="Police_20_par_20_défaut"><text:span text:style-name="T36">include(‘chemin_depuis_templates/fic.html.twig'</text:span></text:span><text:span text:style-name="Police_20_par_20_défaut"><text:span text:style-name="T34">) %}</text:span></text:span></text:p>
      <text:h text:style-name="P52" text:outline-level="2">4.3. Inclusion de contrôleurs</text:h>
      <text:p text:style-name="P25">Il est également possible d'inclure des contrôleurs dans un template grâce à l'instruction {{ render }}</text:p>
      <text:p text:style-name="Text_20_body"><text:span text:style-name="Police_20_par_20_défaut"><text:span text:style-name="T13">Exemple </text:span></text:span><text:span text:style-name="Police_20_par_20_défaut"><text:span text:style-name="T5">: {{ render controller(‘nomContrôleur::nomMethode’) }}</text:span></text:span></text:p>
      <text:p text:style-name="P16"/>
      <text:p text:style-name="P19">5. <text:s/>Twig et le routage</text:p>
      <text:p text:style-name="Text_20_body"><text:span text:style-name="Police_20_par_20_défaut"><text:span text:style-name="T5"/></text:span></text:p>
      <text:p text:style-name="P24"/>
      <text:p text:style-name="P24">Afin de rediriger vers une page, on doit passer par le système de routage. Il s'agit donc de faire le mapping inverse permettant de faire correspondre une route à une URL. Le routeur est capable de générer des URLs à partir du nom d'une route depuis le contrôleur ou depuis une vue Twig.</text:p>
      <text:p text:style-name="P24"/>
      <text:p text:style-name="P26">Il existe deux fonctions relatives à la génération de routes :</text:p>
      <text:list xml:id="list1575383959" text:style-name="L5">
        <text:list-item>
          <text:p text:style-name="P69"><text:span text:style-name="Police_20_par_20_défaut"><text:span text:style-name="T12">path</text:span></text:span><text:span text:style-name="Police_20_par_20_défaut"><text:span text:style-name="T5"> : génère une URL relative (recommandé) : &lt;a href=</text:span></text:span><text:span text:style-name="Police_20_par_20_défaut"><text:span text:style-name="T39">"{{ path(</text:span></text:span><text:span text:style-name="Police_20_par_20_défaut"><text:span text:style-name="T40">'nom_route'</text:span></text:span><text:span text:style-name="Police_20_par_20_défaut"><text:span text:style-name="T41"> [, { </text:span></text:span><text:span text:style-name="Police_20_par_20_défaut"><text:span text:style-name="T40">'param' : 'valeur' }</text:span></text:span><text:span text:style-name="Police_20_par_20_défaut"><text:span text:style-name="T41">) }}</text:span></text:span><text:span text:style-name="Police_20_par_20_défaut"><text:span text:style-name="T39">"&gt; Ma page &lt;/a&gt;</text:span></text:span></text:p>
        </text:list-item>
        <text:list-item>
          <text:p text:style-name="P69"><text:span text:style-name="Police_20_par_20_défaut"><text:span text:style-name="T12">url</text:span></text:span><text:span text:style-name="Police_20_par_20_défaut"><text:span text:style-name="T5"> : génère une URL absolue. S’utilise de la même façon que path().</text:span></text:span><text:span text:style-name="T4"> </text:span></text:p>
        </text:list-item>
      </text:list>
      <text:p text:style-name="P27">Les deux méthodes supposent que le contrôleur est associé à une route.</text:p>
      <text:p text:style-name="P24"/>
      <table:table table:name="Tableau5" table:style-name="Tableau5">
        <table:table-column table:style-name="Tableau5.A"/>
        <table:table-column table:style-name="Tableau5.B"/>
        <table:table-row table:style-name="TableLine1714116792944">
          <table:table-cell table:style-name="Tableau5.A1" office:value-type="string">
            <text:p text:style-name="P13">Route sans paramètres</text:p>
          </table:table-cell>
          <table:table-cell table:style-name="Tableau5.B1" office:value-type="string">
            <text:p text:style-name="P13">Route avec des paramètres</text:p>
          </table:table-cell>
        </table:table-row>
        <table:table-row table:style-name="TableLine1714116799200">
          <table:table-cell table:style-name="Tableau5.A2" office:value-type="string">
            <text:p text:style-name="P30"><text:span text:style-name="Police_20_par_20_défaut"><text:span text:style-name="T26">&lt;a href="{{ </text:span></text:span><text:span text:style-name="Police_20_par_20_défaut"><text:span text:style-name="T28">path</text:span></text:span><text:span text:style-name="Police_20_par_20_défaut"><text:span text:style-name="T26">('nom_route') }}" &lt;/a&gt;</text:span></text:span></text:p>
            <text:p text:style-name="P28"/>
            <text:p text:style-name="P30"><text:span text:style-name="Police_20_par_20_défaut"><text:span text:style-name="T26">&lt;a href="{{ </text:span></text:span><text:span text:style-name="Police_20_par_20_défaut"><text:span text:style-name="T28">url</text:span></text:span><text:span text:style-name="Police_20_par_20_défaut"><text:span text:style-name="T26">('nom_route') }}" &lt;/a&gt;</text:span></text:span></text:p>
          </table:table-cell>
          <table:table-cell table:style-name="Tableau5.B2" office:value-type="string">
            <text:p text:style-name="P30"><text:span text:style-name="Police_20_par_20_défaut"><text:span text:style-name="T26">&lt;a href="{{ </text:span></text:span><text:span text:style-name="Police_20_par_20_défaut"><text:span text:style-name="T28">path</text:span></text:span><text:span text:style-name="Police_20_par_20_défaut"><text:span text:style-name="T26">('nom_route',</text:span></text:span></text:p>
            <text:p text:style-name="P28"><text:s text:c="7"/>{parametre:valeur}) }}" &lt;/a&gt;</text:p>
            <text:p text:style-name="P29"><text:span text:style-name="Police_20_par_20_défaut"><text:span text:style-name="T26">&lt;a href="{{ </text:span></text:span><text:span text:style-name="Police_20_par_20_défaut"><text:span text:style-name="T28">url</text:span></text:span><text:span text:style-name="Police_20_par_20_défaut"><text:span text:style-name="T26">('nom_route', <text:s text:c="108"/></text:span></text:span><text:span text:style-name="T26">parametre:valeur}) }}" &lt;/a&gt;</text:span></text:p>
          </table:table-cell>
        </table:table-row>
      </table:table>
      <text:p text:style-name="P24"/>
      <text:p text:style-name="P24">Dans le cas où le contrôleur n'est pas associé à une URL publique, on utilise la fonction render de twig en lui donnant comme paramètre le chemin du contrôleur. <text:span text:style-name="T45">Les instructions de la méthode seront </text:span></text:p>
      <text:p text:style-name="P24"/>
      <table:table table:name="Tableau6" table:style-name="Tableau6">
        <table:table-column table:style-name="Tableau6.A" table:number-columns-repeated="2"/>
        <table:table-row table:style-name="TableLine1714116791040">
          <table:table-cell table:style-name="Tableau6.A1" office:value-type="string">
            <text:p text:style-name="P30"><text:span text:style-name="Police_20_par_20_défaut"><text:span text:style-name="T26">{{ </text:span></text:span><text:span text:style-name="Police_20_par_20_défaut"><text:span text:style-name="T28">render</text:span></text:span><text:span text:style-name="Police_20_par_20_défaut"><text:span text:style-name="T26">(</text:span></text:span><text:span text:style-name="Police_20_par_20_défaut"><text:span text:style-name="T28">controller</text:span></text:span><text:span text:style-name="Police_20_par_20_défaut"><text:span text:style-name="T26">('chemin_controleur::m</text:span></text:span><text:span text:style-name="Police_20_par_20_défaut"><text:span text:style-name="T27">ethode</text:span></text:span><text:span text:style-name="Police_20_par_20_défaut"><text:span text:style-name="T26">')</text:span></text:span></text:p>
            <text:p text:style-name="P30"><text:span text:style-name="Police_20_par_20_défaut"><text:span text:style-name="T26">}}</text:span></text:span></text:p>
            <text:p text:style-name="P30"><text:span text:style-name="Police_20_par_20_défaut"><text:span text:style-name="T27">Ex : {{ render(controller(‘App\\Controller\NomController::nomMethode’))}}</text:span></text:span></text:p>
          </table:table-cell>
          <table:table-cell table:style-name="Tableau6.B1" office:value-type="string">
            <text:p text:style-name="P30"><text:span text:style-name="Police_20_par_20_défaut"><text:span text:style-name="T26">{{ </text:span></text:span><text:span text:style-name="Police_20_par_20_défaut"><text:span text:style-name="T28">render</text:span></text:span><text:span text:style-name="Police_20_par_20_défaut"><text:span text:style-name="T26">(</text:span></text:span><text:span text:style-name="Police_20_par_20_défaut"><text:span text:style-name="T28">controller</text:span></text:span><text:span text:style-name="Police_20_par_20_défaut"><text:span text:style-name="T26">('chemin_controleur'), {'parametre':'valeur'}) }}</text:span></text:span></text:p>
          </table:table-cell>
        </table:table-row>
      </table:table>
      <text:p text:style-name="P10"><text:span text:style-name="Police_20_par_20_défaut"><text:span text:style-name="T29"/></text:span></text:p>
      <text:p text:style-name="P14"/>
      <text:p text:style-name="P19">6. Ressources publiques (images, feuilles de style et javascript)</text:p>
      <text:p text:style-name="P18"><text:soft-page-break/></text:p>
      <text:p text:style-name="Text_20_body"><text:span text:style-name="T4">Pour utiliser des ressources publiques (images, css et javascript) dans une vue twig, Symfoy fournit la fonction asset(). Dans la terminologie Symfony, on parle d'assets. On va se servir de la fonction </text:span><text:span text:style-name="Police_20_par_20_défaut"><text:span text:style-name="T19">asset().</text:span></text:span></text:p>
      <text:p text:style-name="Text_20_body"><text:span text:style-name="Police_20_par_20_défaut"><text:span text:style-name="T19"/></text:span></text:p>
      <text:p text:style-name="Text_20_body"><text:span text:style-name="T4">Au préalable, les ressources doivent être stockées dans le répertoire </text:span><text:span text:style-name="Police_20_par_20_défaut"><text:span text:style-name="T18">public</text:span></text:span><text:span text:style-name="T4"> qui doit comprendre 3 sous-répertoires : css, images et js. Ce répertoire public est créé par défaut dans Sf4 alors qu’il fallait le créer dans les versions précédentes.</text:span></text:p>
      <text:p text:style-name="P18">La commande suivante permet de le faire :</text:p>
      <text:p text:style-name="P38"><text:span text:style-name="Police_20_par_20_défaut"><text:span text:style-name="T37">Sf </text:span></text:span><text:span text:style-name="Police_20_par_20_défaut"><text:span text:style-name="T35">: </text:span></text:span><text:span text:style-name="Police_20_par_20_défaut"><text:span text:style-name="T38">composer require symfony/asset</text:span></text:span></text:p>
      <text:p text:style-name="P4"/>
      <text:p text:style-name="Text_20_body"><text:span text:style-name="Police_20_par_20_défaut"><text:span text:style-name="T5">La fonction </text:span></text:span><text:span text:style-name="Police_20_par_20_défaut"><text:span text:style-name="T13">asset()</text:span></text:span><text:span text:style-name="Police_20_par_20_défaut"><text:span text:style-name="T5"> appelle un fichier de styles, un fichier image ou un script javascript. On lui donne en argument le chemin dans </text:span></text:span><text:span text:style-name="Police_20_par_20_défaut"><text:span text:style-name="T9">public</text:span></text:span><text:span text:style-name="Police_20_par_20_défaut"><text:span text:style-name="T5">. Elle sera utilisée dans les vues.</text:span></text:span></text:p>
      <text:p text:style-name="Text_20_body"><text:span text:style-name="Police_20_par_20_défaut"><text:span text:style-name="T5"/></text:span></text:p>
      <text:p text:style-name="Text_20_body"><text:span text:style-name="Police_20_par_20_défaut"><text:span text:style-name="T5"/></text:span></text:p>
      <text:p text:style-name="Text_20_body"><text:span text:style-name="Police_20_par_20_défaut"><text:span text:style-name="T5"/></text:span></text:p>
      <text:p text:style-name="Text_20_body"><text:span text:style-name="Police_20_par_20_défaut"><text:span text:style-name="T5"/></text:span></text:p>
      <table:table table:name="Tableau4" table:style-name="Tableau4">
        <table:table-column table:style-name="Tableau4.A"/>
        <table:table-column table:style-name="Tableau4.B"/>
        <table:table-row table:style-name="TableLine1714116796480">
          <table:table-cell table:style-name="Tableau4.A1" office:value-type="string">
            <text:p text:style-name="Text_20_body"><text:span text:style-name="Police_20_par_20_défaut"><text:span text:style-name="T44">Les styles</text:span></text:span></text:p>
          </table:table-cell>
          <table:table-cell table:style-name="Tableau4.B1" office:value-type="string">
            <text:p text:style-name="Text_20_body"><text:span text:style-name="Police_20_par_20_défaut"><text:span text:style-name="T24">&lt;link rel="stylesheet" href="{{ </text:span></text:span><text:span text:style-name="Police_20_par_20_défaut"><text:span text:style-name="T25">asset</text:span></text:span><text:span text:style-name="Police_20_par_20_défaut"><text:span text:style-name="T24">('css/fichier.css') }}" type="text/css" /&gt;</text:span></text:span></text:p>
          </table:table-cell>
        </table:table-row>
        <table:table-row table:style-name="TableLine1714116801376">
          <table:table-cell table:style-name="Tableau4.A2" office:value-type="string">
            <text:p text:style-name="P17">Les images</text:p>
          </table:table-cell>
          <table:table-cell table:style-name="Tableau4.B2" office:value-type="string">
            <text:p text:style-name="Text_20_body"><text:span text:style-name="Police_20_par_20_défaut"><text:span text:style-name="T24">&lt;img src="{{ </text:span></text:span><text:span text:style-name="Police_20_par_20_défaut"><text:span text:style-name="T25">asset</text:span></text:span><text:span text:style-name="Police_20_par_20_défaut"><text:span text:style-name="T24">('images/fichier.png') }}" /&gt;</text:span></text:span></text:p>
          </table:table-cell>
        </table:table-row>
        <table:table-row table:style-name="TableLine1714116801920">
          <table:table-cell table:style-name="Tableau4.A2" office:value-type="string">
            <text:p text:style-name="P17">Les scripts <text:s/>js</text:p>
          </table:table-cell>
          <table:table-cell table:style-name="Tableau4.B2" office:value-type="string">
            <text:p text:style-name="Text_20_body"><text:span text:style-name="Police_20_par_20_défaut"><text:span text:style-name="T24">&lt;script src="{{ </text:span></text:span><text:span text:style-name="Police_20_par_20_défaut"><text:span text:style-name="T25">asset</text:span></text:span><text:span text:style-name="Police_20_par_20_défaut"><text:span text:style-name="T24">('js/script.js') }}"&gt;&lt;/script&gt;</text:span></text:span></text:p>
          </table:table-cell>
        </table:table-row>
      </table:table>
      <text:p text:style-name="Text_20_body"/>
      <text:p text:style-name="P31"><text:span text:style-name="T4">Si on souhaite des URL absolues, on utilisera la fonction </text:span><text:span text:style-name="Police_20_par_20_défaut"><text:span text:style-name="T18">absolute_url(asset(</text:span></text:span><text:span text:style-name="Police_20_par_20_défaut"><text:span text:style-name="T20">'</text:span></text:span><text:span text:style-name="Police_20_par_20_défaut"><text:span text:style-name="T18">images/logo.png</text:span></text:span><text:span text:style-name="Police_20_par_20_défaut"><text:span text:style-name="T20">'</text:span></text:span><text:span text:style-name="Police_20_par_20_défaut"><text:span text:style-name="T18">)</text:span></text:span><text:span text:style-name="T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DejaVu Sans"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DejaVu Sans"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01cm" style:contextual-spacing="false" style:line-height-at-least="0.176cm" fo:text-align="justify" style:justify-single-word="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cm" style:contextual-spacing="false" fo:line-height="10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14pt" style:font-size-asian="14pt"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style:font-style-asian="italic" style:font-style-complex="italic"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353cm" style:contextual-spacing="false" fo:hyphenation-ladder-count="no-limit"/>
      <style:text-properties fo:color="#808080" loext:opacity="100%"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Standard">
      <style:paragraph-properties fo:hyphenation-ladder-count="no-limit"/>
      <style:text-properties fo:hyphenate="false" loext:hyphenation-no-caps="false"/>
    </style:style>
    <style:style style:name="Paragraphe_20_de_20_liste" style:display-name="Paragraphe de liste" style:family="paragraph" style:parent-style-name="Standard">
      <style:paragraph-properties fo:hyphenation-ladder-count="no-limit"/>
      <style:text-properties fo:hyphenate="false" loext:hyphenation-no-caps="false"/>
    </style:style>
    <style:style style:name="Texte_20_de_20_bulles" style:display-name="Texte de bulles"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Footnote" style:family="paragraph" style:parent-style-name="Standard" style:class="extra">
      <style:paragraph-properties fo:margin-left="0.499cm" fo:margin-right="0cm" fo:margin-top="0cm" fo:margin-bottom="0.353cm" style:contextual-spacing="false"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353cm" style:contextual-spacing="false" fo:hyphenation-ladder-count="no-limit"/>
      <style:text-properties fo:font-size="18pt" style:font-size-asian="18pt" style:font-size-complex="18pt"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lienglossaire"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ite_5f_crochet" style:display-name="cite_crochet" style:family="text" style:parent-style-name="Police_20_par_20_défaut"/>
    <style:style style:name="Texte_20_de_20_bulles_20_Car" style:display-name="Texte de bulles Car" style:family="text" style:parent-style-name="Police_20_par_20_défaut"/>
    <style:style style:name="Code_20_HTML" style:display-name="Code HTML" style:family="text" style:parent-style-name="Police_20_par_20_défaut"/>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4%"/>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9.446cm" style:type="center"/>
          <style:tab-stop style:position="18.944cm" style:type="right"/>
        </style:tab-stops>
      </style:paragraph-properties>
      <style:text-properties officeooo:paragraph-rsid="0004cf25"/>
    </style:style>
    <style:style style:name="MP2" style:family="paragraph" style:parent-style-name="Footer">
      <style:paragraph-properties>
        <style:tab-stops>
          <style:tab-stop style:position="8.001cm" style:type="center"/>
          <style:tab-stop style:position="18.999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MP3" style:family="paragraph" style:parent-style-name="Footer">
      <style:paragraph-properties fo:margin-top="0cm" fo:margin-bottom="0cm" style:contextual-spacing="false">
        <style:tab-stops>
          <style:tab-stop style:position="9.252cm" style:type="center"/>
          <style:tab-stop style:position="19.024cm" style:type="right"/>
        </style:tab-stops>
      </style:paragraph-properties>
    </style:style>
    <style:style style:name="MT1" style:family="text">
      <style:text-properties style:font-name="Times New Roman" fo:font-size="11pt" style:text-underline-style="solid" style:text-underline-width="auto" style:text-underline-color="font-color" officeooo:rsid="000e7ead"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MT2"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MT3" style:family="text">
      <style:text-properties fo:font-size="11pt" style:text-underline-style="solid" style:text-underline-width="auto" style:text-underline-color="font-color" officeooo:rsid="000e7ead" style:text-underline-mode="continuous" style:text-overline-mode="continuous" style:text-line-through-mode="continuous" style:font-size-asian="11pt" style:font-size-complex="11pt"/>
    </style:style>
    <style:style style:name="MT4" style:family="text">
      <style:text-properties style:font-name="Arial" fo:font-size="10.5pt" style:font-size-asian="10.5pt" style:font-size-complex="10.5pt" style:font-style-complex="italic"/>
    </style:style>
    <style:style style:name="MT5" style:family="text">
      <style:text-properties style:font-name="Arial" fo:font-size="10.5pt" officeooo:rsid="000b235d" style:font-size-asian="10.5pt"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Greta</text:span></text:span><text:span text:style-name="Police_20_par_20_défaut"><text:span text:style-name="MT2"><text:tab/>Le moteur de templates Twig<text:tab/></text:span></text:span><text:span text:style-name="Police_20_par_20_défaut"><text:span text:style-name="MT3">CDI</text:span></text:span></text:p>
      </style:header>
      <style:footer>
        <text:p text:style-name="MP2"><text:tab/><text:tab/></text:p>
        <text:p text:style-name="MP3"><text:span text:style-name="Police_20_par_20_défaut"><text:span text:style-name="MT4">Lycée polyvalent de Cachan<text:tab/>AH/202</text:span></text:span><text:span text:style-name="Police_20_par_20_défaut"><text:span text:style-name="MT5">2</text:span></text:span><text:span text:style-name="Police_20_par_20_défaut"><text:span text:style-name="MT4">-202</text:span></text:span><text:span text:style-name="Police_20_par_20_défaut"><text:span text:style-name="MT5">3</text:span></text:span><text:span text:style-name="Police_20_par_20_défaut"><text:span text:style-name="MT4"><text:tab/></text:span></text:span><text:span text:style-name="Police_20_par_20_défaut"><text:span text:style-name="MT4"><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title/>
    <dc:description/>
    <dc:subject/>
    <meta:initial-creator>ash</meta:initial-creator>
    <meta:creation-date>2021-03-17T10:42:00Z</meta:creation-date>
    <dc:date>2023-02-15T03:09:34.908000000</dc:date>
    <meta:print-date>2017-11-07T09:16:00Z</meta:print-date>
    <meta:editing-cycles>11</meta:editing-cycles>
    <meta:editing-duration>PT28M20S</meta:editing-duration>
    <meta:document-statistic meta:table-count="6" meta:image-count="0" meta:object-count="0" meta:page-count="6" meta:paragraph-count="209" meta:word-count="1664" meta:character-count="10619" meta:non-whitespace-character-count="8798"/>
    <meta:template xlink:type="simple" xlink:actuate="onRequest" xlink:title="" xlink:href="../../../../../2020-2021/SLAM4/Symfony/4.%20LangageTwigSf4.odt/Normal"/>
  </office:meta>
</office:document-meta>
</file>